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0.3221"/>
          <table:table-cell office:value-type="float" office:value="28.814"/>
          <table:table-cell office:value-type="float" office:value="25.73"/>
          <table:table-cell office:value-type="float" office:value="0.0"/>
          <table:table-cell office:value-type="float" office:value="0.0"/>
          <table:table-cell office:value-type="float" office:value="179.0"/>
          <table:table-cell office:value-type="float" office:value="54865.0"/>
          <table:table-cell office:value-type="float" office:value="1020.0"/>
          <table:table-cell office:value-type="float" office:value="329807.0"/>
          <table:table-cell office:value-type="float" office:value="1195389.0"/>
          <table:table-cell office:value-type="float" office:value="32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9275"/>
          <table:table-cell office:value-type="float" office:value="8.065"/>
          <table:table-cell office:value-type="float" office:value="5.0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114.0"/>
          <table:table-cell office:value-type="float" office:value="1020.0"/>
          <table:table-cell office:value-type="float" office:value="329807.0"/>
          <table:table-cell office:value-type="float" office:value="1195389.0"/>
          <table:table-cell office:value-type="float" office:value="322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67262"/>
          <table:table-cell office:value-type="float" office:value="4.815"/>
          <table:table-cell office:value-type="float" office:value="2.73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07.0"/>
          <table:table-cell office:value-type="float" office:value="3560.0"/>
          <table:table-cell office:value-type="float" office:value="239505.0"/>
          <table:table-cell office:value-type="float" office:value="901709.0"/>
          <table:table-cell office:value-type="float" office:value="2388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5.9211"/>
          <table:table-cell office:value-type="float" office:value="24.565"/>
          <table:table-cell office:value-type="float" office:value="21.48"/>
          <table:table-cell office:value-type="float" office:value="0.0"/>
          <table:table-cell office:value-type="float" office:value="0.0"/>
          <table:table-cell office:value-type="float" office:value="159.0"/>
          <table:table-cell office:value-type="float" office:value="50866.0"/>
          <table:table-cell office:value-type="float" office:value="1020.0"/>
          <table:table-cell office:value-type="float" office:value="329807.0"/>
          <table:table-cell office:value-type="float" office:value="1195390.0"/>
          <table:table-cell office:value-type="float" office:value="321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7253"/>
          <table:table-cell office:value-type="float" office:value="14.063"/>
          <table:table-cell office:value-type="float" office:value="10.98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2268.0"/>
          <table:table-cell office:value-type="float" office:value="1020.0"/>
          <table:table-cell office:value-type="float" office:value="329807.0"/>
          <table:table-cell office:value-type="float" office:value="1195390.0"/>
          <table:table-cell office:value-type="float" office:value="321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452"/>
          <table:table-cell office:value-type="float" office:value="4.077"/>
          <table:table-cell office:value-type="float" office:value="2.1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8301.0"/>
          <table:table-cell office:value-type="float" office:value="3560.0"/>
          <table:table-cell office:value-type="float" office:value="239505.0"/>
          <table:table-cell office:value-type="float" office:value="901710.0"/>
          <table:table-cell office:value-type="float" office:value="2387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9.5193"/>
          <table:table-cell office:value-type="float" office:value="28.077"/>
          <table:table-cell office:value-type="float" office:value="24.9"/>
          <table:table-cell office:value-type="float" office:value="0.0"/>
          <table:table-cell office:value-type="float" office:value="0.0"/>
          <table:table-cell office:value-type="float" office:value="152.0"/>
          <table:table-cell office:value-type="float" office:value="46153.0"/>
          <table:table-cell office:value-type="float" office:value="1020.0"/>
          <table:table-cell office:value-type="float" office:value="329807.0"/>
          <table:table-cell office:value-type="float" office:value="1195389.0"/>
          <table:table-cell office:value-type="float" office:value="322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1487"/>
          <table:table-cell office:value-type="float" office:value="16.949"/>
          <table:table-cell office:value-type="float" office:value="13.9"/>
          <table:table-cell office:value-type="float" office:value="1.0"/>
          <table:table-cell office:value-type="float" office:value="0.0"/>
          <table:table-cell office:value-type="float" office:value="111.0"/>
          <table:table-cell office:value-type="float" office:value="30414.0"/>
          <table:table-cell office:value-type="float" office:value="1020.0"/>
          <table:table-cell office:value-type="float" office:value="329807.0"/>
          <table:table-cell office:value-type="float" office:value="1195389.0"/>
          <table:table-cell office:value-type="float" office:value="322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3949"/>
          <table:table-cell office:value-type="float" office:value="4.695"/>
          <table:table-cell office:value-type="float" office:value="2.64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49.0"/>
          <table:table-cell office:value-type="float" office:value="3560.0"/>
          <table:table-cell office:value-type="float" office:value="239505.0"/>
          <table:table-cell office:value-type="float" office:value="901709.0"/>
          <table:table-cell office:value-type="float" office:value="2387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4.1229"/>
          <table:table-cell office:value-type="float" office:value="32.766"/>
          <table:table-cell office:value-type="float" office:value="29.68"/>
          <table:table-cell office:value-type="float" office:value="0.0"/>
          <table:table-cell office:value-type="float" office:value="0.0"/>
          <table:table-cell office:value-type="float" office:value="193.0"/>
          <table:table-cell office:value-type="float" office:value="63215.0"/>
          <table:table-cell office:value-type="float" office:value="1020.0"/>
          <table:table-cell office:value-type="float" office:value="329807.0"/>
          <table:table-cell office:value-type="float" office:value="1195389.0"/>
          <table:table-cell office:value-type="float" office:value="319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7354"/>
          <table:table-cell office:value-type="float" office:value="19.413"/>
          <table:table-cell office:value-type="float" office:value="16.37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521.0"/>
          <table:table-cell office:value-type="float" office:value="1020.0"/>
          <table:table-cell office:value-type="float" office:value="329807.0"/>
          <table:table-cell office:value-type="float" office:value="1195389.0"/>
          <table:table-cell office:value-type="float" office:value="322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312"/>
          <table:table-cell office:value-type="float" office:value="2.23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3560.0"/>
          <table:table-cell office:value-type="float" office:value="239505.0"/>
          <table:table-cell office:value-type="float" office:value="901709.0"/>
          <table:table-cell office:value-type="float" office:value="2387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3.9301"/>
          <table:table-cell office:value-type="float" office:value="62.44"/>
          <table:table-cell office:value-type="float" office:value="59.37"/>
          <table:table-cell office:value-type="float" office:value="0.0"/>
          <table:table-cell office:value-type="float" office:value="0.0"/>
          <table:table-cell office:value-type="float" office:value="435.0"/>
          <table:table-cell office:value-type="float" office:value="144192.0"/>
          <table:table-cell office:value-type="float" office:value="1020.0"/>
          <table:table-cell office:value-type="float" office:value="329807.0"/>
          <table:table-cell office:value-type="float" office:value="1195390.0"/>
          <table:table-cell office:value-type="float" office:value="321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2841"/>
          <table:table-cell office:value-type="float" office:value="12.955"/>
          <table:table-cell office:value-type="float" office:value="9.87"/>
          <table:table-cell office:value-type="float" office:value="1.0"/>
          <table:table-cell office:value-type="float" office:value="0.0"/>
          <table:table-cell office:value-type="float" office:value="76.0"/>
          <table:table-cell office:value-type="float" office:value="20119.0"/>
          <table:table-cell office:value-type="float" office:value="1020.0"/>
          <table:table-cell office:value-type="float" office:value="329807.0"/>
          <table:table-cell office:value-type="float" office:value="1195390.0"/>
          <table:table-cell office:value-type="float" office:value="321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50685"/>
          <table:table-cell office:value-type="float" office:value="4.657"/>
          <table:table-cell office:value-type="float" office:value="2.56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7961.0"/>
          <table:table-cell office:value-type="float" office:value="3560.0"/>
          <table:table-cell office:value-type="float" office:value="239505.0"/>
          <table:table-cell office:value-type="float" office:value="901710.0"/>
          <table:table-cell office:value-type="float" office:value="2387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5.0445"/>
          <table:table-cell office:value-type="float" office:value="13.673"/>
          <table:table-cell office:value-type="float" office:value="10.25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0568.0"/>
          <table:table-cell office:value-type="float" office:value="1020.0"/>
          <table:table-cell office:value-type="float" office:value="358858.0"/>
          <table:table-cell office:value-type="float" office:value="1305217.0"/>
          <table:table-cell office:value-type="float" office:value="3386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5549"/>
          <table:table-cell office:value-type="float" office:value="4.083"/>
          <table:table-cell office:value-type="float" office:value="0.7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007.0"/>
          <table:table-cell office:value-type="float" office:value="1020.0"/>
          <table:table-cell office:value-type="float" office:value="358858.0"/>
          <table:table-cell office:value-type="float" office:value="1305217.0"/>
          <table:table-cell office:value-type="float" office:value="340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7464"/>
          <table:table-cell office:value-type="float" office:value="2.42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3560.0"/>
          <table:table-cell office:value-type="float" office:value="268627.0"/>
          <table:table-cell office:value-type="float" office:value="1011539.0"/>
          <table:table-cell office:value-type="float" office:value="2547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3.8295"/>
          <table:table-cell office:value-type="float" office:value="12.304"/>
          <table:table-cell office:value-type="float" office:value="8.84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903.0"/>
          <table:table-cell office:value-type="float" office:value="1020.0"/>
          <table:table-cell office:value-type="float" office:value="358858.0"/>
          <table:table-cell office:value-type="float" office:value="1305217.0"/>
          <table:table-cell office:value-type="float" office:value="339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6954"/>
          <table:table-cell office:value-type="float" office:value="8.195"/>
          <table:table-cell office:value-type="float" office:value="4.86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916.0"/>
          <table:table-cell office:value-type="float" office:value="1020.0"/>
          <table:table-cell office:value-type="float" office:value="358858.0"/>
          <table:table-cell office:value-type="float" office:value="1305217.0"/>
          <table:table-cell office:value-type="float" office:value="339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8696"/>
          <table:table-cell office:value-type="float" office:value="3.113"/>
          <table:table-cell office:value-type="float" office:value="0.83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010.0"/>
          <table:table-cell office:value-type="float" office:value="3560.0"/>
          <table:table-cell office:value-type="float" office:value="268627.0"/>
          <table:table-cell office:value-type="float" office:value="1011539.0"/>
          <table:table-cell office:value-type="float" office:value="2545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2.0554"/>
          <table:table-cell office:value-type="float" office:value="10.613"/>
          <table:table-cell office:value-type="float" office:value="7.43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001.0"/>
          <table:table-cell office:value-type="float" office:value="1020.0"/>
          <table:table-cell office:value-type="float" office:value="358858.0"/>
          <table:table-cell office:value-type="float" office:value="1305218.0"/>
          <table:table-cell office:value-type="float" office:value="341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6385"/>
          <table:table-cell office:value-type="float" office:value="4.81"/>
          <table:table-cell office:value-type="float" office:value="1.54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041.0"/>
          <table:table-cell office:value-type="float" office:value="1020.0"/>
          <table:table-cell office:value-type="float" office:value="358858.0"/>
          <table:table-cell office:value-type="float" office:value="1305218.0"/>
          <table:table-cell office:value-type="float" office:value="337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44886"/>
          <table:table-cell office:value-type="float" office:value="4.226"/>
          <table:table-cell office:value-type="float" office:value="1.9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139.0"/>
          <table:table-cell office:value-type="float" office:value="3560.0"/>
          <table:table-cell office:value-type="float" office:value="268627.0"/>
          <table:table-cell office:value-type="float" office:value="1011540.0"/>
          <table:table-cell office:value-type="float" office:value="2539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8.0873"/>
          <table:table-cell office:value-type="float" office:value="46.649"/>
          <table:table-cell office:value-type="float" office:value="43.41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9383.0"/>
          <table:table-cell office:value-type="float" office:value="1020.0"/>
          <table:table-cell office:value-type="float" office:value="358858.0"/>
          <table:table-cell office:value-type="float" office:value="1305219.0"/>
          <table:table-cell office:value-type="float" office:value="338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897"/>
          <table:table-cell office:value-type="float" office:value="8.806"/>
          <table:table-cell office:value-type="float" office:value="5.59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8088.0"/>
          <table:table-cell office:value-type="float" office:value="1020.0"/>
          <table:table-cell office:value-type="float" office:value="358858.0"/>
          <table:table-cell office:value-type="float" office:value="1305219.0"/>
          <table:table-cell office:value-type="float" office:value="339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42017"/>
          <table:table-cell office:value-type="float" office:value="8.451"/>
          <table:table-cell office:value-type="float" office:value="6.23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3392.0"/>
          <table:table-cell office:value-type="float" office:value="3560.0"/>
          <table:table-cell office:value-type="float" office:value="268627.0"/>
          <table:table-cell office:value-type="float" office:value="1011541.0"/>
          <table:table-cell office:value-type="float" office:value="2526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8.99963"/>
          <table:table-cell office:value-type="float" office:value="7.769"/>
          <table:table-cell office:value-type="float" office:value="4.52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10669.0"/>
          <table:table-cell office:value-type="float" office:value="1020.0"/>
          <table:table-cell office:value-type="float" office:value="358858.0"/>
          <table:table-cell office:value-type="float" office:value="1305219.0"/>
          <table:table-cell office:value-type="float" office:value="340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1269"/>
          <table:table-cell office:value-type="float" office:value="7.378"/>
          <table:table-cell office:value-type="float" office:value="4.15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11836.0"/>
          <table:table-cell office:value-type="float" office:value="1020.0"/>
          <table:table-cell office:value-type="float" office:value="358858.0"/>
          <table:table-cell office:value-type="float" office:value="1305219.0"/>
          <table:table-cell office:value-type="float" office:value="339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3145"/>
          <table:table-cell office:value-type="float" office:value="4.559"/>
          <table:table-cell office:value-type="float" office:value="2.24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250.0"/>
          <table:table-cell office:value-type="float" office:value="3560.0"/>
          <table:table-cell office:value-type="float" office:value="268627.0"/>
          <table:table-cell office:value-type="float" office:value="1011541.0"/>
          <table:table-cell office:value-type="float" office:value="2548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8.3685"/>
          <table:table-cell office:value-type="float" office:value="16.943"/>
          <table:table-cell office:value-type="float" office:value="15.7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52307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5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2301"/>
          <table:table-cell office:value-type="float" office:value="31.329"/>
          <table:table-cell office:value-type="float" office:value="29.99"/>
          <table:table-cell office:value-type="float" office:value="0.0"/>
          <table:table-cell office:value-type="float" office:value="0.0"/>
          <table:table-cell office:value-type="float" office:value="372.0"/>
          <table:table-cell office:value-type="float" office:value="122388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56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632"/>
          <table:table-cell office:value-type="float" office:value="1.135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589.0"/>
          <table:table-cell office:value-type="float" office:value="1780.0"/>
          <table:table-cell office:value-type="float" office:value="84429.0"/>
          <table:table-cell office:value-type="float" office:value="311472.0"/>
          <table:table-cell office:value-type="float" office:value="1505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2.6499"/>
          <table:table-cell office:value-type="float" office:value="21.23"/>
          <table:table-cell office:value-type="float" office:value="20.01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70421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6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23398"/>
          <table:table-cell office:value-type="float" office:value="5.01"/>
          <table:table-cell office:value-type="float" office:value="3.74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199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4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3502"/>
          <table:table-cell office:value-type="float" office:value="0.80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780.0"/>
          <table:table-cell office:value-type="float" office:value="84429.0"/>
          <table:table-cell office:value-type="float" office:value="311472.0"/>
          <table:table-cell office:value-type="float" office:value="1505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.8685"/>
          <table:table-cell office:value-type="float" office:value="11.431"/>
          <table:table-cell office:value-type="float" office:value="10.2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854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5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5261"/>
          <table:table-cell office:value-type="float" office:value="2.124"/>
          <table:table-cell office:value-type="float" office:value="0.8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126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5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2034"/>
          <table:table-cell office:value-type="float" office:value="0.79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780.0"/>
          <table:table-cell office:value-type="float" office:value="84429.0"/>
          <table:table-cell office:value-type="float" office:value="311472.0"/>
          <table:table-cell office:value-type="float" office:value="150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6.407"/>
          <table:table-cell office:value-type="float" office:value="15.123"/>
          <table:table-cell office:value-type="float" office:value="13.87"/>
          <table:table-cell office:value-type="float" office:value="0.0"/>
          <table:table-cell office:value-type="float" office:value="0.0"/>
          <table:table-cell office:value-type="float" office:value="167.0"/>
          <table:table-cell office:value-type="float" office:value="51255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4923"/>
          <table:table-cell office:value-type="float" office:value="1.574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650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4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8158"/>
          <table:table-cell office:value-type="float" office:value="1.459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27.0"/>
          <table:table-cell office:value-type="float" office:value="4027.0"/>
          <table:table-cell office:value-type="float" office:value="1780.0"/>
          <table:table-cell office:value-type="float" office:value="84429.0"/>
          <table:table-cell office:value-type="float" office:value="311472.0"/>
          <table:table-cell office:value-type="float" office:value="150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7.8499"/>
          <table:table-cell office:value-type="float" office:value="16.412"/>
          <table:table-cell office:value-type="float" office:value="14.7"/>
          <table:table-cell office:value-type="float" office:value="0.0"/>
          <table:table-cell office:value-type="float" office:value="0.0"/>
          <table:table-cell office:value-type="float" office:value="127.0"/>
          <table:table-cell office:value-type="float" office:value="41842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4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8171"/>
          <table:table-cell office:value-type="float" office:value="8.47"/>
          <table:table-cell office:value-type="float" office:value="7.24"/>
          <table:table-cell office:value-type="float" office:value="1.0"/>
          <table:table-cell office:value-type="float" office:value="0.0"/>
          <table:table-cell office:value-type="float" office:value="117.0"/>
          <table:table-cell office:value-type="float" office:value="28366.0"/>
          <table:table-cell office:value-type="float" office:value="510.0"/>
          <table:table-cell office:value-type="float" office:value="137042.0"/>
          <table:table-cell office:value-type="float" office:value="479896.0"/>
          <table:table-cell office:value-type="float" office:value="196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6717"/>
          <table:table-cell office:value-type="float" office:value="1.444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25.0"/>
          <table:table-cell office:value-type="float" office:value="4445.0"/>
          <table:table-cell office:value-type="float" office:value="1780.0"/>
          <table:table-cell office:value-type="float" office:value="84429.0"/>
          <table:table-cell office:value-type="float" office:value="311472.0"/>
          <table:table-cell office:value-type="float" office:value="1498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5.5938"/>
          <table:table-cell office:value-type="float" office:value="14.304"/>
          <table:table-cell office:value-type="float" office:value="11.42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28415.0"/>
          <table:table-cell office:value-type="float" office:value="1020.0"/>
          <table:table-cell office:value-type="float" office:value="313564.0"/>
          <table:table-cell office:value-type="float" office:value="1133704.0"/>
          <table:table-cell office:value-type="float" office:value="311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2773"/>
          <table:table-cell office:value-type="float" office:value="5.114"/>
          <table:table-cell office:value-type="float" office:value="2.29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6901.0"/>
          <table:table-cell office:value-type="float" office:value="1020.0"/>
          <table:table-cell office:value-type="float" office:value="313564.0"/>
          <table:table-cell office:value-type="float" office:value="1133704.0"/>
          <table:table-cell office:value-type="float" office:value="313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1818"/>
          <table:table-cell office:value-type="float" office:value="10.387"/>
          <table:table-cell office:value-type="float" office:value="8.58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3925.0"/>
          <table:table-cell office:value-type="float" office:value="3560.0"/>
          <table:table-cell office:value-type="float" office:value="223147.0"/>
          <table:table-cell office:value-type="float" office:value="839432.0"/>
          <table:table-cell office:value-type="float" office:value="2301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45.5108"/>
          <table:table-cell office:value-type="float" office:value="44.182"/>
          <table:table-cell office:value-type="float" office:value="39.05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869.0"/>
          <table:table-cell office:value-type="float" office:value="1020.0"/>
          <table:table-cell office:value-type="float" office:value="313564.0"/>
          <table:table-cell office:value-type="float" office:value="1133703.0"/>
          <table:table-cell office:value-type="float" office:value="315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9911"/>
          <table:table-cell office:value-type="float" office:value="6.303"/>
          <table:table-cell office:value-type="float" office:value="3.1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8995.0"/>
          <table:table-cell office:value-type="float" office:value="1020.0"/>
          <table:table-cell office:value-type="float" office:value="313564.0"/>
          <table:table-cell office:value-type="float" office:value="1133703.0"/>
          <table:table-cell office:value-type="float" office:value="314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2019"/>
          <table:table-cell office:value-type="float" office:value="3.698"/>
          <table:table-cell office:value-type="float" office:value="1.9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174.0"/>
          <table:table-cell office:value-type="float" office:value="3560.0"/>
          <table:table-cell office:value-type="float" office:value="223147.0"/>
          <table:table-cell office:value-type="float" office:value="839431.0"/>
          <table:table-cell office:value-type="float" office:value="2292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7.0346"/>
          <table:table-cell office:value-type="float" office:value="15.938"/>
          <table:table-cell office:value-type="float" office:value="13.02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3665.0"/>
          <table:table-cell office:value-type="float" office:value="1020.0"/>
          <table:table-cell office:value-type="float" office:value="313564.0"/>
          <table:table-cell office:value-type="float" office:value="1133703.0"/>
          <table:table-cell office:value-type="float" office:value="314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3904"/>
          <table:table-cell office:value-type="float" office:value="26.567"/>
          <table:table-cell office:value-type="float" office:value="23.49"/>
          <table:table-cell office:value-type="float" office:value="1.0"/>
          <table:table-cell office:value-type="float" office:value="0.0"/>
          <table:table-cell office:value-type="float" office:value="222.0"/>
          <table:table-cell office:value-type="float" office:value="69079.0"/>
          <table:table-cell office:value-type="float" office:value="1020.0"/>
          <table:table-cell office:value-type="float" office:value="313564.0"/>
          <table:table-cell office:value-type="float" office:value="1133703.0"/>
          <table:table-cell office:value-type="float" office:value="315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2215"/>
          <table:table-cell office:value-type="float" office:value="8.414"/>
          <table:table-cell office:value-type="float" office:value="6.6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9051.0"/>
          <table:table-cell office:value-type="float" office:value="3560.0"/>
          <table:table-cell office:value-type="float" office:value="223147.0"/>
          <table:table-cell office:value-type="float" office:value="839431.0"/>
          <table:table-cell office:value-type="float" office:value="2301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70.3377"/>
          <table:table-cell office:value-type="float" office:value="69.248"/>
          <table:table-cell office:value-type="float" office:value="66.42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03113.0"/>
          <table:table-cell office:value-type="float" office:value="1020.0"/>
          <table:table-cell office:value-type="float" office:value="313564.0"/>
          <table:table-cell office:value-type="float" office:value="1133703.0"/>
          <table:table-cell office:value-type="float" office:value="3140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7802"/>
          <table:table-cell office:value-type="float" office:value="4.91"/>
          <table:table-cell office:value-type="float" office:value="2.1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242.0"/>
          <table:table-cell office:value-type="float" office:value="1020.0"/>
          <table:table-cell office:value-type="float" office:value="313564.0"/>
          <table:table-cell office:value-type="float" office:value="1133703.0"/>
          <table:table-cell office:value-type="float" office:value="311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55495"/>
          <table:table-cell office:value-type="float" office:value="7.422"/>
          <table:table-cell office:value-type="float" office:value="5.74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17942.0"/>
          <table:table-cell office:value-type="float" office:value="3560.0"/>
          <table:table-cell office:value-type="float" office:value="223147.0"/>
          <table:table-cell office:value-type="float" office:value="839431.0"/>
          <table:table-cell office:value-type="float" office:value="2292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06.346"/>
          <table:table-cell office:value-type="float" office:value="104.766"/>
          <table:table-cell office:value-type="float" office:value="101.93"/>
          <table:table-cell office:value-type="float" office:value="0.0"/>
          <table:table-cell office:value-type="float" office:value="0.0"/>
          <table:table-cell office:value-type="float" office:value="677.0"/>
          <table:table-cell office:value-type="float" office:value="254404.0"/>
          <table:table-cell office:value-type="float" office:value="1020.0"/>
          <table:table-cell office:value-type="float" office:value="313564.0"/>
          <table:table-cell office:value-type="float" office:value="1133705.0"/>
          <table:table-cell office:value-type="float" office:value="311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2459"/>
          <table:table-cell office:value-type="float" office:value="31.043"/>
          <table:table-cell office:value-type="float" office:value="28.24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82910.0"/>
          <table:table-cell office:value-type="float" office:value="1020.0"/>
          <table:table-cell office:value-type="float" office:value="313564.0"/>
          <table:table-cell office:value-type="float" office:value="1133705.0"/>
          <table:table-cell office:value-type="float" office:value="314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204"/>
          <table:table-cell office:value-type="float" office:value="16.297"/>
          <table:table-cell office:value-type="float" office:value="14.57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283.0"/>
          <table:table-cell office:value-type="float" office:value="3560.0"/>
          <table:table-cell office:value-type="float" office:value="223147.0"/>
          <table:table-cell office:value-type="float" office:value="839433.0"/>
          <table:table-cell office:value-type="float" office:value="2292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96301"/>
          <table:table-cell office:value-type="float" office:value="0.806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865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78942"/>
          <table:table-cell office:value-type="float" office:value="0.53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780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8281"/>
          <table:table-cell office:value-type="float" office:value="0.3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2.0"/>
          <table:table-cell office:value-type="float" office:value="34617.0"/>
          <table:table-cell office:value-type="float" office:value="121687.0"/>
          <table:table-cell office:value-type="float" office:value="78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44439"/>
          <table:table-cell office:value-type="float" office:value="1.304"/>
          <table:table-cell office:value-type="float" office:value="0.84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3613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134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3743"/>
          <table:table-cell office:value-type="float" office:value="0.5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134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6628"/>
          <table:table-cell office:value-type="float" office:value="0.3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2.0"/>
          <table:table-cell office:value-type="float" office:value="34617.0"/>
          <table:table-cell office:value-type="float" office:value="121687.0"/>
          <table:table-cell office:value-type="float" office:value="116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59392"/>
          <table:table-cell office:value-type="float" office:value="0.47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52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7914"/>
          <table:table-cell office:value-type="float" office:value="0.5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134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9155"/>
          <table:table-cell office:value-type="float" office:value="0.3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2.0"/>
          <table:table-cell office:value-type="float" office:value="34617.0"/>
          <table:table-cell office:value-type="float" office:value="121687.0"/>
          <table:table-cell office:value-type="float" office:value="1120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71035"/>
          <table:table-cell office:value-type="float" office:value="0.53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08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78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9859"/>
          <table:table-cell office:value-type="float" office:value="0.4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134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7696"/>
          <table:table-cell office:value-type="float" office:value="0.30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2.0"/>
          <table:table-cell office:value-type="float" office:value="34617.0"/>
          <table:table-cell office:value-type="float" office:value="121687.0"/>
          <table:table-cell office:value-type="float" office:value="120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72528"/>
          <table:table-cell office:value-type="float" office:value="0.52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43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7612"/>
          <table:table-cell office:value-type="float" office:value="0.50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4.0"/>
          <table:table-cell office:value-type="float" office:value="49726.0"/>
          <table:table-cell office:value-type="float" office:value="172018.0"/>
          <table:table-cell office:value-type="float" office:value="135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651"/>
          <table:table-cell office:value-type="float" office:value="0.37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2.0"/>
          <table:table-cell office:value-type="float" office:value="34617.0"/>
          <table:table-cell office:value-type="float" office:value="121687.0"/>
          <table:table-cell office:value-type="float" office:value="119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